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73e1b" officeooo:paragraph-rsid="00073e1b"/>
    </style:style>
    <style:style style:name="P2" style:family="paragraph" style:parent-style-name="Heading_20_1">
      <style:text-properties officeooo:rsid="000875bb" officeooo:paragraph-rsid="000875bb"/>
    </style:style>
    <style:style style:name="P3" style:family="paragraph" style:parent-style-name="Heading_20_2">
      <style:text-properties officeooo:paragraph-rsid="000875bb"/>
    </style:style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Text_20_body">
      <style:text-properties officeooo:rsid="0005f6b4" officeooo:paragraph-rsid="0005f6b4"/>
    </style:style>
    <style:style style:name="P6" style:family="paragraph" style:parent-style-name="Text_20_body">
      <style:text-properties officeooo:paragraph-rsid="0005f6b4"/>
    </style:style>
    <style:style style:name="P7" style:family="paragraph" style:parent-style-name="Text_20_body">
      <style:text-properties officeooo:rsid="00073e1b" officeooo:paragraph-rsid="00073e1b"/>
    </style:style>
    <style:style style:name="P8" style:family="paragraph" style:parent-style-name="Text_20_body">
      <style:text-properties officeooo:paragraph-rsid="000875bb"/>
    </style:style>
    <style:style style:name="P9" style:family="paragraph" style:parent-style-name="Title">
      <style:text-properties officeooo:rsid="00073e1b" officeooo:paragraph-rsid="00073e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ibreTranslate</text:p>
      <text:p text:style-name="P7"/>
      <text:p text:style-name="P7">Free and Open Source Machine Translation API, entirely self-hosted. Unlike other APIs, it doesn't rely on proprietary providers such as Google or Azure to perform translations. Instead, its translation engine is powered by the open source <text:a xlink:type="simple" xlink:href="https://github.com/argosopentech/argos-translate" text:style-name="Internet_20_link" text:visited-style-name="Visited_20_Internet_20_Link">Argos Translate</text:a> library.</text:p>
      <text:p text:style-name="P5"/>
      <text:h text:style-name="P2" text:outline-level="1">Argos Translate</text:h>
      <text:p text:style-name="P8">Argos Translate uses <text:a xlink:type="simple" xlink:href="https://opennmt.net/" text:style-name="Internet_20_link" text:visited-style-name="Visited_20_Internet_20_Link">OpenNMT</text:a> for translations and can be used as either a Python library, command-line, or GUI application. Argos Translate supports installing language model packages which are zip archives with a ".argosmodel" extension containing the data needed for translation. <text:a xlink:type="simple" xlink:href="https://libretranslate.com/" text:style-name="Internet_20_link" text:visited-style-name="Visited_20_Internet_20_Link">LibreTranslate </text:a>is an API and web-app built on top of Argos Translate. </text:p>
      <text:p text:style-name="P5"/>
      <text:h text:style-name="P1" text:outline-level="1">File translation</text:h>
      <text:p text:style-name="P6"/>
      <text:p text:style-name="P7">Argos Translate Files is a Python library that translates several different types of files. Argos Translate Files uses Argos Translate as a translation engine. The LibreTranslate API uses Argos Translate Files to translate text, html, document, presentation, and ebook files.</text:p>
      <text:p text:style-name="P7"/>
      <text:h text:style-name="P2" text:outline-level="1">API Keys</text:h>
      <text:p text:style-name="P8">LibreTranslate supports per-user limit quotas, e.g. you can issue API keys to users so that they can enjoy higher requests limits per minute (if you also set <text:span text:style-name="Source_20_Text">--req-limit</text:span>). By default all users are rate-limited based on <text:span text:style-name="Source_20_Text">--req-limit</text:span>, but passing an optional <text:span text:style-name="Source_20_Text">api_key</text:span> parameter to the REST endpoints allows a user to enjoy higher request limits.</text:p>
      <text:p text:style-name="Text_20_body">To use API keys simply start LibreTranslate with the <text:span text:style-name="Source_20_Text">--api-keys</text:span> option. If you modified the API keys database path with the option <text:span text:style-name="Source_20_Text">--api-keys-db-path</text:span>, you must specify the path with the same argument flag when using the <text:span text:style-name="Source_20_Text">ltmanage keys</text:span> command.</text:p>
      <text:p text:style-name="P8"/>
      <text:h text:style-name="P3" text:outline-level="2"><text:soft-page-break/>Localization</text:h>
      <text:p text:style-name="Text_20_body">The LibreTranslate Web UI is available in all the languages for which LibreTranslate can translate to. It can also (roughly) <text:a xlink:type="simple" xlink:href="https://github.com/LibreTranslate/LibreTranslate/blob/main/scripts/update_locales.py" text:style-name="Internet_20_link" text:visited-style-name="Visited_20_Internet_20_Link">translate itself!</text:a> Some languages might not appear in the UI since they haven't been reviewed by a human yet. You can enable all languages by turning on <text:span text:style-name="Source_20_Text">--debug</text:span> mode.</text:p>
      <text:p text:style-name="P8"/>
      <text:h text:style-name="P3" text:outline-level="2">Install and Run</text:h>
      <text:p text:style-name="Text_20_body">You can run your own API server with just a few lines of setup!</text:p>
      <text:p text:style-name="Text_20_body">Make sure you have Python installed (3.8 or higher is recommended), then simply run:</text:p>
      <text:p text:style-name="Preformatted_20_Text">pip install libretranslate</text:p>
      <text:p text:style-name="P4">libretranslate [args]</text:p>
      <text:p text:style-name="Text_20_body">Then open a web browser to <text:a xlink:type="simple" xlink:href="http://localhost:5000/" text:style-name="Internet_20_link" text:visited-style-name="Visited_20_Internet_20_Link">http://localhost:5000</text:a></text:p>
      <text:p text:style-name="Text_20_body">On Ubuntu 20.04 you can also use the install script available at <text:a xlink:type="simple" xlink:href="https://github.com/argosopentech/LibreTranslate-init" text:style-name="Internet_20_link" text:visited-style-name="Visited_20_Internet_20_Link">https://github.com/argosopentech/LibreTranslate-init</text:a></text:p>
      <text:p text:style-name="P8"/>
      <text:p text:style-name="P8"/>
      <text:h text:style-name="P3" text:outline-level="2">FAQ</text:h>
      <text:h text:style-name="Heading_20_3" text:outline-level="3"><text:bookmark text:name="user-content-can-i-use-your-api-server-at-libretranslatecom-for-my-application-in-production"/>Can I use your API server at libretranslate.com for my application in production?</text:h>
      <text:p text:style-name="Text_20_body">In short, no. <text:a xlink:type="simple" xlink:href="https://portal.libretranslate.com/" text:style-name="Internet_20_link" text:visited-style-name="Visited_20_Internet_20_Link">You need to buy an API key</text:a>. You can always run LibreTranslate for free on your own server of course.</text:p>
      <text:h text:style-name="Heading_20_3" text:outline-level="3"><text:bookmark text:name="user-content-can-i-use-libretranslate-behind-a-reverse-proxy-like-apache2-or-caddy"/>Can I use LibreTranslate behind a reverse proxy, like Apache2 or Caddy?</text:h>
      <text:p text:style-name="Text_20_body">Yes, here are config examples for Apache2 and Caddy that redirect a subdomain (with HTTPS certificate) to LibreTranslate running on a docker at localhost.</text:p>
      <text:p text:style-name="P4">sudo docker run -ti --rm -p 127.0.0.1:5000:5000 libretranslate/libretranslate</text:p>
      <text:p text:style-name="Text_20_body">You can remove <text:span text:style-name="Source_20_Text">127.0.0.1</text:span> on the above command if you want to be able to access it from <text:span text:style-name="Source_20_Text">domain.tld:5000</text:span>, in addition to <text:span text:style-name="Source_20_Text">subdomain.domain.tld</text:span> (this can be helpful to determine if there is an issue with Apache2 or the docker container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08:34:42.719201675</meta:creation-date>
    <dc:date>2023-08-05T08:56:01.301561514</dc:date>
    <meta:editing-duration>PT11M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5" meta:word-count="465" meta:character-count="2935" meta:non-whitespace-character-count="2500"/>
  </office:meta>
</office:document-meta>
</file>